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table-cell" style:name="aaa7487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18794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9dfb25">
      <style:table-row-properties fo:background-color="#00dcff"/>
    </style:style>
    <style:style style:family="table-cell" style:name="a84bcb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8329c5">
      <style:table-row-properties fo:background-color="#00dcff"/>
    </style:style>
    <style:style style:family="table-column" style:name="a37563a">
      <style:table-column-properties style:rel-column-width="4636*"/>
    </style:style>
    <style:style style:family="table" style:name="a737108">
      <style:table-properties style:rel-width="100%"/>
    </style:style>
    <style:style style:family="table-row" style:name="a23e1bf">
      <style:table-row-properties fo:background-color="#00dcff"/>
    </style:style>
    <style:style style:family="table-cell" style:name="a36906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dd26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f1f1ff">
      <style:table-row-properties fo:background-color="#00dcff"/>
    </style:style>
    <style:style style:family="table-cell" style:name="af23d7e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row" style:name="a220b06">
      <style:table-row-properties fo:background-color="#00dcff"/>
    </style:style>
    <style:style style:family="table-cell" style:name="acd8874">
      <style:table-cell-properties fo:background-color="transparent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de27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20a13d">
      <style:table-row-properties fo:background-color="#00dcff"/>
    </style:style>
    <style:style style:family="table-cell" style:name="a74c88d">
      <style:table-cell-properties fo:background-color="#ff3333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236d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8104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name="a10b5b4" style:parent-style-name="Table_20_Contents">
      <style:paragraph-properties fo:background-color="#0066cc"/>
    </style:style>
    <style:style style:family="table-cell" style:name="ad07f6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51d2a3">
      <style:table-column-properties style:rel-column-width="5337*"/>
    </style:style>
    <style:style style:family="table-column" style:name="aef6582">
      <style:table-column-properties style:rel-column-width="4636*"/>
    </style:style>
    <style:style style:family="table" style:name="a30745e">
      <style:table-properties fo:margin-left="0.0mm" fo:margin-right="-0.05mm" style:width="17.595cm" table:align="left"/>
    </style:style>
  </office:automatic-styles>
  <office:body>
    <office:text>
      <table:table table:style-name="a30745e">
        <table:table-column table:style-name="aef6582"/>
        <table:table-column table:style-name="a51d2a3"/>
        <table:table-row>
          <table:table-cell table:style-name="ad07f61">
            <text:p text:style-name="a10b5b4">A1</text:p>
          </table:table-cell>
          <table:table-cell table:style-name="ad8104b">
            <text:p text:style-name="Table_20_Contents">B1</text:p>
          </table:table-cell>
        </table:table-row>
        <table:table-row>
          <table:table-cell table:style-name="a3236db">
            <text:p text:style-name="Table_20_Contents">A2</text:p>
          </table:table-cell>
          <table:table-cell table:style-name="a74c88d">
            <text:p text:style-name="Table_20_Contents">B2</text:p>
          </table:table-cell>
        </table:table-row>
        <table:table-row table:style-name="a20a13d">
          <table:table-cell table:style-name="a9de27d">
            <text:p text:style-name="Table_20_Contents">A3</text:p>
          </table:table-cell>
          <table:table-cell table:style-name="acd8874">
            <text:p text:style-name="Table_20_Contents">B3</text:p>
          </table:table-cell>
        </table:table-row>
        <table:table-row table:style-name="a220b06">
          <table:table-cell table:number-columns-spanned="2" table:style-name="af23d7e">
            <text:p text:style-name="Table_20_Contents"/>
          </table:table-cell>
        </table:table-row>
        <table:table-row table:style-name="af1f1ff">
          <table:table-cell table:style-name="a6dd26e">
            <text:p text:style-name="Table_20_Contents"/>
          </table:table-cell>
          <table:table-cell table:style-name="a36906d">
            <text:p text:style-name="Table_20_Contents"/>
          </table:table-cell>
        </table:table-row>
        <table:table-row table:style-name="a23e1bf">
          <table:table-cell>
            <table:table table:style-name="a737108">
              <table:table-column table:style-name="a37563a"/>
              <table:table-row table:style-name="a8329c5">
                <table:table-cell table:style-name="a84bcb8">
                  <text:p text:style-name="Table_20_Contents"/>
                </table:table-cell>
              </table:table-row>
              <table:table-row table:style-name="a9dfb25">
                <table:table-cell table:style-name="a187943">
                  <text:p text:style-name="Table_20_Contents"/>
                </table:table-cell>
              </table:table-row>
            </table:table>
          </table:table-cell>
          <table:table-cell table:style-name="aaa7487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styles>
    <style:default-style style:family="paragraph">
      <style:text-properties fo:color="#000000" fo:country="US" fo:font-size="12.0pt" fo:language="en" style:font-name="Thorndale" style:font-name-asian="Andale Sans UI" style:font-name-complex="Tahoma" style:font-size-asian="12.0pt"/>
    </style:default-style>
    <style:style style:family="paragraph" style:name="Standard" style:parent-style-name="default_paragraph_style"/>
    <style:style style:display-name="Table Contents" style:family="paragraph" style:name="Table_20_Contents" style:parent-style-name="Standard"/>
    <style:default-style style:family="graphic">
      <style:text-properties fo:color="#000000" fo:country="US" fo:font-size="12.0pt" fo:language="en" style:font-size-asian="12.0pt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0</dc:date>
    <meta:editing-cycles>2</meta:editing-cycles>
    <meta:editing-duration>PT0.005S</meta:editing-duration>
  </office:meta>
</office:document-meta>
</file>